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hamp_20_du_20_tableau_20_croisé">
      <style:table-cell-properties fo:border-bottom="0.035cm solid #000000" fo:border-left="0.071cm solid #000000" fo:border-right="0.035cm solid #000000" fo:border-top="0.071cm solid #000000"/>
    </style:style>
    <style:style style:name="ce2" style:family="table-cell" style:parent-style-name="Catégorie_20_du_20_tableau_20_croisé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Titre_20_du_20_tableau_20_croisé">
      <style:table-cell-properties fo:border-bottom="0.071cm solid #000000" fo:border-left="0.071cm solid #000000" fo:border-right="none" fo:border-top="0.035cm solid #000000"/>
    </style:style>
    <style:style style:name="ce4" style:family="table-cell" style:parent-style-name="Champ_20_du_20_tableau_20_croisé">
      <style:table-cell-properties fo:border-bottom="0.035cm solid #000000" fo:border-left="0.035cm solid #000000" fo:border-right="0.035cm solid #000000" fo:border-top="0.071cm solid #000000"/>
    </style:style>
    <style:style style:name="ce5" style:family="table-cell" style:parent-style-name="Catégorie_20_du_20_tableau_20_croisé">
      <style:table-cell-properties fo:border="0.035cm solid #000000"/>
    </style:style>
    <style:style style:name="ce6" style:family="table-cell" style:parent-style-name="Titre_20_du_20_tableau_20_croisé">
      <style:table-cell-properties fo:border-bottom="0.071cm solid #000000" fo:border-left="none" fo:border-right="0.035cm solid #000000" fo:border-top="0.035cm solid #000000"/>
    </style:style>
    <style:style style:name="ce7" style:family="table-cell" style:parent-style-name="Coin_20_du_20_tableau_20_croisé">
      <style:table-cell-properties fo:border-bottom="0.035cm solid #000000" fo:border-left="0.035cm solid #000000" fo:border-right="0.071cm solid #000000" fo:border-top="0.071cm solid #000000"/>
    </style:style>
    <style:style style:name="ce8" style:family="table-cell" style:parent-style-name="Valeur_20_du_20_tableau_20_croisé">
      <style:table-cell-properties fo:border-bottom="0.035cm solid #000000" fo:border-left="0.035cm solid #000000" fo:border-right="0.071cm solid #000000" fo:border-top="0.035cm solid #000000"/>
    </style:style>
    <style:style style:name="ce9" style:family="table-cell" style:parent-style-name="Résultat_20_du_20_tableau_20_croisé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a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na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icola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katerina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zedine</text:p>
          </table:table-cell>
          <table:table-cell/>
        </table:table-row>
        <table:table-row table:style-name="ro1">
          <table:table-cell table:style-name="ce3" office:value-type="string">
            <text:p>Total Résultat</text:p>
          </table:table-cell>
          <table:table-cell table:style-name="ce6"/>
          <table:table-cell table:style-name="ce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-pilot-tables>
        <table:data-pilot-table table:name="Pivot1" table:application-data="" table:target-range-address="Sheet1.A1:Sheet1.C7" table:buttons="Sheet1.A1 Sheet1.B1">
          <table:database-source-table table:database-name="ex1_sqlite3_32bits_sync_NORMAL" table:table-name="USER"/>
          <table:data-pilot-field table:source-field-name="ID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>
              <table:data-pilot-members>
                <table:data-pilot-member table:name="Ekaterina" table:display="true" table:show-details="true"/>
                <table:data-pilot-member table:name="Ezedine" table:display="true" table:show-details="true"/>
                <table:data-pilot-member table:name="Jean" table:display="true" table:show-details="true"/>
                <table:data-pilot-member table:name="Nicolas" table:display="true" table:show-details="true"/>
                <table:data-pilot-member table:name="Roberto" table:display="true" table:show-details="true"/>
                <table:data-pilot-member table:name="Sa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in_20_du_20_tableau_20_croisé" style:display-name="Coin du tableau croisé" style:family="table-cell" style:parent-style-name="Default"/>
    <style:style style:name="Valeur_20_du_20_tableau_20_croisé" style:display-name="Valeur du tableau croisé" style:family="table-cell" style:parent-style-name="Default"/>
    <style:style style:name="Champ_20_du_20_tableau_20_croisé" style:display-name="Champ du tableau croisé" style:family="table-cell" style:parent-style-name="Default"/>
    <style:style style:name="Catégorie_20_du_20_tableau_20_croisé" style:display-name="Catégorie du tableau croisé" style:family="table-cell" style:parent-style-name="Default">
      <style:table-cell-properties style:text-align-source="fix" style:repeat-content="false"/>
      <style:paragraph-properties fo:text-align="start"/>
    </style:style>
    <style:style style:name="Titre_20_du_20_tableau_20_croisé" style:display-name="Titre du tableau croisé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u_20_tableau_20_croisé" style:display-name="Résultat du tableau croisé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08/08/2020</text:date>, <text:time>10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31S</meta:editing-duration>
    <meta:editing-cycles>4</meta:editing-cycles>
    <meta:generator>OpenOffice/4.1.1$Win32 OpenOffice.org_project/411m6$Build-9775</meta:generator>
    <dc:date>2020-08-08T10:09:22.36</dc:date>
    <dc:creator>Jean Fack</dc:creator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